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ALTRAD secure communication scheme</text:p>
      <text:p text:style-name="Standard"/>
      <text:p text:style-name="P2">BALTRAD supports secure communication between the nodes working within BALTRAD network.</text:p>
      <text:p text:style-name="P2">The concept of communication within BALTRAD network is based on the process of exchanging frames which constitute a basic container for messages and actual data.</text:p>
      <text:p text:style-name="P2">Frame is basically an extension of multipart message format (MIME), which is a standard allowing to encapsulate data of different types (like text strings and binary files). Implementation of the frame allows to store metadata (text attributes) and actual payload (binary data file). </text:p>
      <text:p text:style-name="P2"></text:p>
      <text:p text:style-name="P2">Typical frame's header will hold the following attributes in a form of key-value pairs:</text:p>
      <text:p text:style-name="P2"></text:p>
      <text:p text:style-name="P2">BF_LocalURI - Address of the node sending a frame</text:p>
      <text:p text:style-name="P2">BF_NodeName - Name of the node sending a frame</text:p>
      <text:p text:style-name="P2">BF_RemoteURI - Address of node receiving a frame</text:p>
      <text:p text:style-name="P2">BF_RequestType - Toggle used to correctly process incoming frame at the target node</text:p>
      <text:p text:style-name="P2">BF_TimeStampField - System timestamp</text:p>
      <text:p text:style-name="P2">BF_SignatureField - Message signature</text:p>
      <text:p text:style-name="P2"></text:p>
      <text:p text:style-name="P2">The last two attributes implement communication security. The basic assumption for the secure communication in BALTRAD is to make sure that each two nodes exchanging messages and/or data within BALTRAD network can verify that each incoming frame is sent by a trusted peer. In other words, if node A receives a frame from node B, node A has to have a possibility to verify whether this frame comes from node B really. This is achieved by signing and verifying messages with private/public key pair.</text:p>
      <text:p text:style-name="P2"></text:p>
      <text:p text:style-name="P2">Upon installation of the node, a dedicated keystore is initialized and a default private/public key pair is generated. Prior to starting communication, node operators have to exchange their public keys (in a secure way), and add each others public key to the keystore by simply extracting the key and storing it under the root keystore directory. From now on, the communication will be performed in the following way:</text:p>
      <text:p text:style-name="P2"></text:p>
      <text:p text:style-name="P2">1) Node A is to send a message to node B. A creates a frame holding the set of attributes described above. To authenticate itself on node B, node A attaches a timestamp (system timestamp expressed in milliseconds) and a signature derived from this timestamp. These 2 elements are stored in a frame as attributes. <text:s text:c="14"/></text:p>
      <text:p text:style-name="P2"></text:p>
      <text:p text:style-name="P2">2) Node B receives a frame from node A. Based on the BF_NodeName attribute value, it knows sender's name. The next step is to verify whether a sender is who he claims to be. This is achieved by extracting time stamp and a signature and verifying it with user's public key. The public key is in turn accessed in the keystore based on sender's name.</text:p>
      <text:p text:style-name="P2"></text:p>
      <text:p text:style-name="P2">Authentication scheme is implemented at system's entry point, which allows for verification of the entire network traffic. This approach allows to reduce the risk of a node receiving unwanted data or a data from unauthorized user. </text:p>
      <text:p text:style-name="P2"/>
      <text:p text:style-name="Standard"><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zewczenko </meta:initial-creator>
    <meta:creation-date>2012-01-20T11:56:21</meta:creation-date>
    <dc:date>2012-01-20T11:58:44</dc:date>
    <dc:creator>szewczenko </dc:creator>
    <meta:editing-duration>PT00H02M23S</meta:editing-duration>
    <meta:editing-cycles>3</meta:editing-cycles>
    <meta:generator>OpenOffice.org/3.2$Linux OpenOffice.org_project/320m12$Build-9483</meta:generator>
    <meta:document-statistic meta:table-count="0" meta:image-count="0" meta:object-count="0" meta:page-count="1" meta:paragraph-count="24" meta:word-count="452" meta:character-count="2799"/>
  </office:meta>
</office:document-meta>
</file>